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Garuda"/>
    </style:style>
    <style:style style:name="P2" style:family="paragraph" style:parent-style-name="Standard">
      <style:text-properties style:font-name="Garuda" fo:language="es" fo:country="ES"/>
    </style:style>
    <style:style style:name="P3" style:family="paragraph" style:parent-style-name="Standard">
      <style:text-properties style:font-name="Garuda" fo:language="es" fo:country="ES" officeooo:rsid="00222ab0" officeooo:paragraph-rsid="0024e9f4"/>
    </style:style>
    <style:style style:name="P4" style:family="paragraph" style:parent-style-name="Standard">
      <style:text-properties style:font-name="Garuda" fo:language="es" fo:country="ES" officeooo:rsid="00222ab0" officeooo:paragraph-rsid="00427a1b"/>
    </style:style>
    <style:style style:name="P5" style:family="paragraph" style:parent-style-name="Standard">
      <style:text-properties style:font-name="Garuda" fo:language="es" fo:country="ES" officeooo:rsid="0024e9f4" officeooo:paragraph-rsid="0024e9f4"/>
    </style:style>
    <style:style style:name="P6" style:family="paragraph" style:parent-style-name="Standard">
      <style:text-properties style:font-name="Garuda" fo:language="es" fo:country="ES" officeooo:rsid="002a3f53" officeooo:paragraph-rsid="002a3f53"/>
    </style:style>
    <style:style style:name="P7" style:family="paragraph" style:parent-style-name="Standard" style:list-style-name="L2">
      <style:text-properties style:font-name="Garuda" fo:language="es" fo:country="ES" officeooo:rsid="002d2789" officeooo:paragraph-rsid="002d2789"/>
    </style:style>
    <style:style style:name="P8" style:family="paragraph" style:parent-style-name="Standard" style:list-style-name="L2">
      <style:text-properties style:font-name="Garuda" fo:language="es" fo:country="ES" officeooo:paragraph-rsid="002d2789"/>
    </style:style>
    <style:style style:name="P9" style:family="paragraph" style:parent-style-name="Standard" style:list-style-name="L2">
      <style:text-properties style:font-name="Garuda" fo:language="es" fo:country="ES" officeooo:paragraph-rsid="00307c03"/>
    </style:style>
    <style:style style:name="P10" style:family="paragraph" style:parent-style-name="Standard" style:list-style-name="L2">
      <style:text-properties style:font-name="Garuda" fo:language="es" fo:country="ES" officeooo:paragraph-rsid="003136c3"/>
    </style:style>
    <style:style style:name="P11" style:family="paragraph" style:parent-style-name="Standard" style:list-style-name="L2">
      <style:text-properties style:font-name="Garuda" fo:language="es" fo:country="ES" officeooo:rsid="003136c3" officeooo:paragraph-rsid="003136c3"/>
    </style:style>
    <style:style style:name="P12" style:family="paragraph" style:parent-style-name="Standard" style:list-style-name="L2">
      <style:text-properties style:font-name="Garuda" fo:language="es" fo:country="ES" officeooo:rsid="0036693e" officeooo:paragraph-rsid="0036693e"/>
    </style:style>
    <style:style style:name="P13" style:family="paragraph" style:parent-style-name="Standard">
      <style:text-properties style:font-name="Garuda" fo:language="es" fo:country="ES" officeooo:rsid="00427a1b" officeooo:paragraph-rsid="00427a1b"/>
    </style:style>
    <style:style style:name="P14" style:family="paragraph" style:parent-style-name="Standard" style:list-style-name="L3">
      <style:text-properties style:font-name="Garuda" fo:language="es" fo:country="ES" officeooo:rsid="00427a1b" officeooo:paragraph-rsid="00427a1b"/>
    </style:style>
    <style:style style:name="P15" style:family="paragraph" style:parent-style-name="Standard">
      <style:text-properties style:font-name="Garuda" fo:language="es" fo:country="ES" officeooo:rsid="004670c5" officeooo:paragraph-rsid="004670c5"/>
    </style:style>
    <style:style style:name="P16" style:family="paragraph" style:parent-style-name="Standard" style:list-style-name="L3">
      <style:text-properties style:font-name="Garuda" fo:language="es" fo:country="ES" officeooo:rsid="004854fb" officeooo:paragraph-rsid="004854fb"/>
    </style:style>
    <style:style style:name="P17" style:family="paragraph" style:parent-style-name="Standard" style:list-style-name="L3">
      <style:text-properties style:font-name="Garuda" fo:language="es" fo:country="ES" officeooo:rsid="004b3e15" officeooo:paragraph-rsid="004b3e15"/>
    </style:style>
    <style:style style:name="P18" style:family="paragraph" style:parent-style-name="Standard">
      <style:text-properties style:font-name="Garuda" fo:language="es" fo:country="ES" officeooo:rsid="004e48b8" officeooo:paragraph-rsid="004e48b8"/>
    </style:style>
    <style:style style:name="P19" style:family="paragraph" style:parent-style-name="Standard">
      <style:paragraph-properties fo:margin-left="0.4925in" fo:margin-right="0in" fo:text-indent="0in" style:auto-text-indent="false"/>
      <style:text-properties style:font-name="Garuda" fo:language="es" fo:country="ES" officeooo:rsid="00222ab0" officeooo:paragraph-rsid="0024e9f4"/>
    </style:style>
    <style:style style:name="P20" style:family="paragraph" style:parent-style-name="Standard">
      <style:paragraph-properties fo:margin-left="0.4925in" fo:margin-right="0in" fo:text-indent="0in" style:auto-text-indent="false"/>
      <style:text-properties style:font-name="Garuda" fo:language="es" fo:country="ES" officeooo:rsid="0024e9f4" officeooo:paragraph-rsid="0024e9f4"/>
    </style:style>
    <style:style style:name="P21" style:family="paragraph" style:parent-style-name="Standard">
      <style:paragraph-properties fo:margin-left="0.4925in" fo:margin-right="0in" fo:text-indent="0in" style:auto-text-indent="false"/>
      <style:text-properties style:font-name="Garuda" fo:language="es" fo:country="ES" officeooo:rsid="0024e9f4" officeooo:paragraph-rsid="002927b2"/>
    </style:style>
    <style:style style:name="P22" style:family="paragraph" style:parent-style-name="Footer">
      <style:paragraph-properties fo:text-align="center" style:justify-single-word="false"/>
    </style:style>
    <style:style style:name="T1" style:family="text">
      <style:text-properties officeooo:rsid="00222ab0"/>
    </style:style>
    <style:style style:name="T2" style:family="text">
      <style:text-properties officeooo:rsid="00238103"/>
    </style:style>
    <style:style style:name="T3" style:family="text">
      <style:text-properties officeooo:rsid="0024e9f4"/>
    </style:style>
    <style:style style:name="T4" style:family="text">
      <style:text-properties fo:font-style="italic" officeooo:rsid="0024e9f4" style:font-style-asian="italic" style:font-style-complex="italic"/>
    </style:style>
    <style:style style:name="T5" style:family="text">
      <style:text-properties fo:font-style="italic" officeooo:rsid="002724ec" style:font-style-asian="italic" style:font-style-complex="italic"/>
    </style:style>
    <style:style style:name="T6" style:family="text">
      <style:text-properties fo:font-style="italic" officeooo:rsid="002927b2" style:font-style-asian="italic" style:font-style-complex="italic"/>
    </style:style>
    <style:style style:name="T7" style:family="text">
      <style:text-properties fo:font-style="italic" officeooo:rsid="002a3f53" style:font-style-asian="italic" style:font-style-complex="italic"/>
    </style:style>
    <style:style style:name="T8" style:family="text">
      <style:text-properties fo:font-style="italic" officeooo:rsid="002d2789" style:font-style-asian="italic" style:font-style-complex="italic"/>
    </style:style>
    <style:style style:name="T9" style:family="text">
      <style:text-properties fo:font-style="italic" officeooo:rsid="00307c03" style:font-style-asian="italic" style:font-style-complex="italic"/>
    </style:style>
    <style:style style:name="T10" style:family="text">
      <style:text-properties fo:font-style="italic" officeooo:rsid="004670c5" style:font-style-asian="italic" style:font-style-complex="italic"/>
    </style:style>
    <style:style style:name="T11" style:family="text">
      <style:text-properties fo:font-style="italic" officeooo:rsid="0069783f"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4e9f4" style:font-style-asian="normal" style:font-style-complex="normal"/>
    </style:style>
    <style:style style:name="T14" style:family="text">
      <style:text-properties fo:font-style="normal" officeooo:rsid="00257d27" style:font-style-asian="normal" style:font-style-complex="normal"/>
    </style:style>
    <style:style style:name="T15" style:family="text">
      <style:text-properties fo:font-style="normal" officeooo:rsid="0025849a" style:font-style-asian="normal" style:font-style-complex="normal"/>
    </style:style>
    <style:style style:name="T16" style:family="text">
      <style:text-properties fo:font-style="normal" officeooo:rsid="00261d64" style:font-style-asian="normal" style:font-style-complex="normal"/>
    </style:style>
    <style:style style:name="T17" style:family="text">
      <style:text-properties fo:font-style="normal" officeooo:rsid="002724ec" style:font-style-asian="normal" style:font-style-complex="normal"/>
    </style:style>
    <style:style style:name="T18" style:family="text">
      <style:text-properties fo:font-style="normal" officeooo:rsid="0027ad38" style:font-style-asian="normal" style:font-style-complex="normal"/>
    </style:style>
    <style:style style:name="T19" style:family="text">
      <style:text-properties fo:font-style="normal" officeooo:rsid="002927b2" style:font-style-asian="normal" style:font-style-complex="normal"/>
    </style:style>
    <style:style style:name="T20" style:family="text">
      <style:text-properties fo:font-style="normal" officeooo:rsid="0029fc6c" style:font-style-asian="normal" style:font-style-complex="normal"/>
    </style:style>
    <style:style style:name="T21" style:family="text">
      <style:text-properties fo:font-style="normal" officeooo:rsid="002a3f53" style:font-style-asian="normal" style:font-style-complex="normal"/>
    </style:style>
    <style:style style:name="T22" style:family="text">
      <style:text-properties fo:font-style="normal" officeooo:rsid="002ac3a1" style:font-style-asian="normal" style:font-style-complex="normal"/>
    </style:style>
    <style:style style:name="T23" style:family="text">
      <style:text-properties fo:font-style="normal" officeooo:rsid="002d2789" style:font-style-asian="normal" style:font-style-complex="normal"/>
    </style:style>
    <style:style style:name="T24" style:family="text">
      <style:text-properties fo:font-style="normal" officeooo:rsid="00307c03" style:font-style-asian="normal" style:font-style-complex="normal"/>
    </style:style>
    <style:style style:name="T25" style:family="text">
      <style:text-properties fo:font-style="normal" officeooo:rsid="0036693e" style:font-style-asian="normal" style:font-style-complex="normal"/>
    </style:style>
    <style:style style:name="T26" style:family="text">
      <style:text-properties fo:font-style="normal" officeooo:rsid="0038babc" style:font-style-asian="normal" style:font-style-complex="normal"/>
    </style:style>
    <style:style style:name="T27" style:family="text">
      <style:text-properties fo:font-style="normal" officeooo:rsid="0039af21" style:font-style-asian="normal" style:font-style-complex="normal"/>
    </style:style>
    <style:style style:name="T28" style:family="text">
      <style:text-properties fo:font-style="normal" officeooo:rsid="003abb4a" style:font-style-asian="normal" style:font-style-complex="normal"/>
    </style:style>
    <style:style style:name="T29" style:family="text">
      <style:text-properties fo:font-style="normal" officeooo:rsid="003af975" style:font-style-asian="normal" style:font-style-complex="normal"/>
    </style:style>
    <style:style style:name="T30" style:family="text">
      <style:text-properties fo:font-style="normal" officeooo:rsid="003c9c02" style:font-style-asian="normal" style:font-style-complex="normal"/>
    </style:style>
    <style:style style:name="T31" style:family="text">
      <style:text-properties fo:font-style="normal" officeooo:rsid="003cfe54" style:font-style-asian="normal" style:font-style-complex="normal"/>
    </style:style>
    <style:style style:name="T32" style:family="text">
      <style:text-properties fo:font-style="normal" officeooo:rsid="00407dbe" style:font-style-asian="normal" style:font-style-complex="normal"/>
    </style:style>
    <style:style style:name="T33" style:family="text">
      <style:text-properties fo:font-style="normal" officeooo:rsid="004670c5" style:font-style-asian="normal" style:font-style-complex="normal"/>
    </style:style>
    <style:style style:name="T34" style:family="text">
      <style:text-properties fo:font-style="normal" officeooo:rsid="004854fb" style:font-style-asian="normal" style:font-style-complex="normal"/>
    </style:style>
    <style:style style:name="T35" style:family="text">
      <style:text-properties fo:font-style="normal" officeooo:rsid="0049a210" style:font-style-asian="normal" style:font-style-complex="normal"/>
    </style:style>
    <style:style style:name="T36" style:family="text">
      <style:text-properties fo:font-style="normal" officeooo:rsid="004b3e15" style:font-style-asian="normal" style:font-style-complex="normal"/>
    </style:style>
    <style:style style:name="T37" style:family="text">
      <style:text-properties fo:font-style="normal" officeooo:rsid="004b5443" style:font-style-asian="normal" style:font-style-complex="normal"/>
    </style:style>
    <style:style style:name="T38" style:family="text">
      <style:text-properties fo:font-style="normal" officeooo:rsid="004d13f6" style:font-style-asian="normal" style:font-style-complex="normal"/>
    </style:style>
    <style:style style:name="T39" style:family="text">
      <style:text-properties fo:font-style="normal" officeooo:rsid="004dcd15" style:font-style-asian="normal" style:font-style-complex="normal"/>
    </style:style>
    <style:style style:name="T40" style:family="text">
      <style:text-properties fo:font-style="normal" officeooo:rsid="00591968" style:font-style-asian="normal" style:font-style-complex="normal"/>
    </style:style>
    <style:style style:name="T41" style:family="text">
      <style:text-properties fo:font-style="normal" officeooo:rsid="00601511" style:font-style-asian="normal" style:font-style-complex="normal"/>
    </style:style>
    <style:style style:name="T42" style:family="text">
      <style:text-properties fo:font-style="normal" officeooo:rsid="00615d79" style:font-style-asian="normal" style:font-style-complex="normal"/>
    </style:style>
    <style:style style:name="T43" style:family="text">
      <style:text-properties fo:font-style="normal" officeooo:rsid="0072d5a0" style:font-style-asian="normal" style:font-style-complex="normal"/>
    </style:style>
    <style:style style:name="T44" style:family="text">
      <style:text-properties fo:font-style="normal" officeooo:rsid="00744be7" style:font-style-asian="normal" style:font-style-complex="normal"/>
    </style:style>
    <style:style style:name="T45" style:family="text">
      <style:text-properties fo:font-style="normal" officeooo:rsid="00753692" style:font-style-asian="normal" style:font-style-complex="normal"/>
    </style:style>
    <style:style style:name="T46" style:family="text">
      <style:text-properties officeooo:rsid="002d2789"/>
    </style:style>
    <style:style style:name="T47" style:family="text">
      <style:text-properties officeooo:rsid="00307c03"/>
    </style:style>
    <style:style style:name="T48" style:family="text">
      <style:text-properties officeooo:rsid="003136c3"/>
    </style:style>
    <style:style style:name="T49" style:family="text">
      <style:text-properties officeooo:rsid="0036693e"/>
    </style:style>
    <style:style style:name="T50" style:family="text">
      <style:text-properties officeooo:rsid="00427a1b"/>
    </style:style>
    <style:style style:name="T51" style:family="text">
      <style:text-properties officeooo:rsid="00452050"/>
    </style:style>
    <style:style style:name="T52" style:family="text">
      <style:text-properties officeooo:rsid="004670c5"/>
    </style:style>
    <style:style style:name="T53" style:family="text">
      <style:text-properties officeooo:rsid="004b5443"/>
    </style:style>
    <style:style style:name="T54" style:family="text">
      <style:text-properties officeooo:rsid="0059c69b"/>
    </style:style>
    <style:style style:name="T55" style:family="text">
      <style:text-properties officeooo:rsid="005a99a6"/>
    </style:style>
    <style:style style:name="T56" style:family="text">
      <style:text-properties officeooo:rsid="005bd1eb"/>
    </style:style>
    <style:style style:name="T57" style:family="text">
      <style:text-properties officeooo:rsid="0064073d"/>
    </style:style>
    <style:style style:name="T58" style:family="text">
      <style:text-properties officeooo:rsid="006460b4"/>
    </style:style>
    <style:style style:name="T59" style:family="text">
      <style:text-properties officeooo:rsid="0069783f"/>
    </style:style>
    <style:style style:name="T60" style:family="text">
      <style:text-properties officeooo:rsid="006f24ba"/>
    </style:style>
    <style:style style:name="T61" style:family="text">
      <style:text-properties officeooo:rsid="00703e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5">Mi conjunto de datos son 20190 fanfics, descargados de archiveofourown.org como archivos html <text:span text:style-name="T59">usando un </text:span><text:span text:style-name="T11">scraper</text:span><text:span text:style-name="T59">.</text:span></text:p>
      <text:p text:style-name="P4"/>
      <text:p text:style-name="P13">Archivos encargados de realizar la identificación de entidades <text:span text:style-name="T51">con nombre</text:span> <text:span text:style-name="T1">(NER, por el inglés) </text:span>en los textos:</text:p>
      <text:list xml:id="list1085389059" text:style-name="L3">
        <text:list-item>
          <text:p text:style-name="P14">POS_tagger.<text:span text:style-name="T52">py</text:span>: <text:span text:style-name="T52">para poder etiquetar las entidades nombradas es necesario etiquetar cada palabra con su rol morfológico, de modo que este programa se encarga de abrir los archivos html, pasarlos a texto y ponerle sus etiquetas morfológicas. Para ello utiliza los métodos de NLTK </text:span><text:span text:style-name="T10">word_tokenize</text:span><text:span text:style-name="T33"> y </text:span><text:span text:style-name="T10">sent_tokenize</text:span><text:span text:style-name="T33"> para dividir cada texto en frases y palabras, y </text:span><text:span text:style-name="T10">pos_tag</text:span><text:span text:style-name="T33"> para usar el clasificador por defecto de python para asignar etiquetar morfológicas en ingl</text:span><text:span text:style-name="T34">és. Almacena el resultado en un csv, de modo que en vez de tener preparar el archivo html y etiquetarlo cada vez que quiera identificar entidades, sólo tengo que etiquetar cada archivo una vez.</text:span></text:p>
        </text:list-item>
        <text:list-item>
          <text:p text:style-name="P16"><text:span text:style-name="T33">N</text:span><text:span text:style-name="T12">ER_trainer.py: entrena el algoritmo identificador de entidades usando el dataset de entrenamiento (descargado de </text:span><text:a xlink:type="simple" xlink:href="https://www.kaggle.com/abhinavwalia95/entity-annotated-corpus" text:style-name="Internet_20_link" text:visited-style-name="Visited_20_Internet_20_Link"><text:span text:style-name="T12">aquí</text:span></text:a><text:span text:style-name="T12">) y guarda el objeto en un archivo binario usando la librería pickle. </text:span><text:span text:style-name="T41">Una vez entrenado, evalúa la precisión del algoritmo y la imprime por pantalla.</text:span><text:span text:style-name="T12"> Como </text:span><text:span text:style-name="T42">el</text:span><text:span text:style-name="T12"> dataset </text:span><text:span text:style-name="T42">no es parte del corpus </text:span><text:span text:style-name="T12">nativo de NLTK, mucho de éste programa consiste en abrir el csv del dataset y empaquetar sus datos en listas y tuplas que sean compatibles con NLTK, </text:span><text:span text:style-name="T35">y dividir el resultado en un dataset de entrenamiento y dos para hacer test (80%, 10% y 10% del dataset original, respectivamente)</text:span><text:span text:style-name="T12">. Este programa utliza un objeto de la clase NERChunkerv1, que se encuentra en el archivo NER_chunker.py, </text:span><text:span text:style-name="T36">que se explica más abajo.</text:span></text:p>
        </text:list-item>
        <text:list-item>
          <text:p text:style-name="P17"><text:span text:style-name="T36">N</text:span><text:span text:style-name="T12">ER_tagger.py: </text:span><text:span text:style-name="T37">utliza la libraría pickle para</text:span><text:span text:style-name="T12"> deserializa</text:span><text:span text:style-name="T37">r</text:span><text:span text:style-name="T12"> el archivo binario entrenado </text:span><text:span text:style-name="T37">por NER_trainer.py</text:span><text:span text:style-name="T12">, y lo utiliza para etiquetar entidades nombradas en frases (usando etiquetas IOB). Utiliza el archivo csv creado por POS_tagger para saltarse la parte de asignar etiquetas morfológicas, y guarda sus etiquetas en otro csv, </text:span><text:span text:style-name="T37">de modo que gran parte de su código se dedica a lidiar con </text:span><text:span text:style-name="T38">abrir, leer y actualizar archivos c</text:span><text:span text:style-name="T39">sv.</text:span></text:p>
        </text:list-item>
      </text:list>
      <text:p text:style-name="P3"><text:soft-page-break/></text:p>
      <text:p text:style-name="P18">Para manejar los archivos html utilizo BeautifulSoup, y para los archivos csv utilizo pandas.</text:p>
      <text:p text:style-name="P3"><text:span text:style-name="T53">El código que propiamente contiene la lógica para la identificación de entidades se encuentra en NERChunker.py y está basado en </text:span><text:a xlink:type="simple" xlink:href="https://nlpforhackers.io/named-entity-extraction/" text:style-name="Internet_20_link" text:visited-style-name="Visited_20_Internet_20_Link"><text:span text:style-name="T53">este tutorial</text:span></text:a><text:span text:style-name="T53">. NLTK llama ‘chunker’ a los algoritmos que dividen un texto en trozos de forma que no se solapen entre sí, y ‘tagger’ a los que ponen etiquetas. Así que en este programa hay dos clases, una que he llamado “NERChunkerv1” (en realidad tres, NERChunkerv1, v2 y v3. Hice varias para ver cuál iba mejor; la v1 es la que acabado utilizando) y otra que es “NERTagger”. También tiene dos funciones aparte, “feature_fuction” y “word_shape”, que son necesarias para NERTagger.</text:span></text:p>
      <text:p text:style-name="P3"><text:span text:style-name="T3">En NERChunkerv1 he utilizado una interfaz de NLTK llamada ChunkParserI. Tiene el constructor y dos métodos:</text:span></text:p>
      <text:p text:style-name="P19"><text:span text:style-name="T2">- el constructor recibe el dataset en forma de frases etiquetadas y entrena el algoritmo. El dataset que he utilizado venía con etiquetas IOB en forma de tuplas, pero NLTK usa las etiquetas IOB en otro formato, de modo que el constructor se dedica principalmente a manipular las tuplas y aplicarles el método tree2conlltags para que NLTK las entienda. Y después llama a NERTagger y le pasa el dataset ya preparado para entrenar un clasficador.</text:span></text:p>
      <text:p text:style-name="P19">- <text:span text:style-name="T4">parse</text:span><text:span text:style-name="T13">, que es el método que recibe una frase </text:span><text:span text:style-name="T26">con etiquetas morfológicas </text:span><text:span text:style-name="T13">y la etiqueta, con el </text:span><text:span text:style-name="T19">clasif</text:span><text:span text:style-name="T26">i</text:span><text:span text:style-name="T19">cador</text:span><text:span text:style-name="T13"> ya entrenado. Devuelve la frase etiquetada con etiquetas IOB en forma de árbol, que es el formato de etiqueta que NLTK utiliza.</text:span></text:p>
      <text:p text:style-name="P19"><text:span text:style-name="T13">- </text:span><text:span text:style-name="T4">evaluate</text:span><text:span text:style-name="T13">, que evalúa la precisión del algoritmo. </text:span><text:span text:style-name="T14">Uso el de la superclase, así que en mi código no </text:span><text:span text:style-name="T15">está definido</text:span><text:span text:style-name="T14">.</text:span></text:p>
      <text:p text:style-name="P3"><text:span text:style-name="T13"/></text:p>
      <text:p text:style-name="P5"><text:span text:style-name="T12">En NERTagger he utilizado una interfaz de NLTK llamada TaggerI, </text:span><text:span text:style-name="T15">de los cuales defino </text:span><text:span text:style-name="T16">dos métodos:</text:span></text:p>
      <text:p text:style-name="P20"><text:span text:style-name="T15">- </text:span><text:span text:style-name="T16">el constructor, que recibe el dataset de entramiento preparado por NERChunker</text:span><text:span text:style-name="T40">v1</text:span><text:span text:style-name="T16">. </text:span><text:span text:style-name="T26">Este dataset viene con etiquetas morfológicas y etiquetas IOB. Como queremos entrenar el clasificador para asignar etiquetas IOB </text:span><text:span text:style-name="T44">a frases que nunca ha visto</text:span><text:span text:style-name="T26">, las etiquetas morfológicas se consideran características de las </text:span><text:soft-page-break/><text:span text:style-name="T26">palabras que lo acompañan.</text:span><text:span text:style-name="T16"> </text:span><text:span text:style-name="T29">Primero hay que</text:span><text:span text:style-name="T16"> aplica</text:span><text:span text:style-name="T29">r</text:span><text:span text:style-name="T16"> la feature function </text:span><text:span text:style-name="T29">a </text:span><text:span text:style-name="T45">cada palabra de </text:span><text:span text:style-name="T29">la frase, </text:span><text:span text:style-name="T31">cuya salida es un diccionario llamado “featureset” </text:span><text:span text:style-name="T17">y </text:span><text:span text:style-name="T29">después </text:span><text:span text:style-name="T30">se</text:span><text:span text:style-name="T17"> prepara una lista de tuplas (feature</text:span><text:span text:style-name="T31">set</text:span><text:span text:style-name="T17">, tag) para entrenar un clasificador usando el algoritmo </text:span><text:span text:style-name="T5">megam</text:span><text:span text:style-name="T17">, que </text:span><text:span text:style-name="T18">utiliza un modelo de maximización de entropía (maximum entropy model?). </text:span><text:span text:style-name="T21">Para usar </text:span><text:span text:style-name="T7">megam</text:span><text:span text:style-name="T21"> es necesario instalar a parte el modelo y configurar NLTK para que encuentre su path.</text:span></text:p>
      <text:p text:style-name="P21"><text:span text:style-name="T18">- </text:span><text:span text:style-name="T6">tag</text:span><text:span text:style-name="T19">, </text:span><text:span text:style-name="T12">que es el método que recibe una frase </text:span><text:span text:style-name="T27">con etiquetas morfológicas </text:span><text:span text:style-name="T12">y la etiqueta </text:span><text:span text:style-name="T28">con etiquetas IOB</text:span><text:span text:style-name="T12">, con el </text:span><text:span text:style-name="T19">clasificador</text:span><text:span text:style-name="T12"> ya entrenado. </text:span><text:span text:style-name="T20">Aplica la feature fuction a cada palabra de la frase y la etiqueta con el clasificador.</text:span></text:p>
      <text:p text:style-name="P6"><text:span text:style-name="T20">A</text:span><text:span text:style-name="T12">mbos </text:span><text:span text:style-name="T22">métodos de NERTagger </text:span><text:span text:style-name="T23">mantienen un historial de etiquetas </text:span><text:span text:style-name="T43">IOB </text:span><text:span text:style-name="T23">(una lista) y dependen de feature_function, una función que recoge ciertas características (feature</text:span><text:span text:style-name="T32">set</text:span><text:span text:style-name="T23">) de una palabra y las devuelve en forma de diccionario. Las características que recoge son éstas:</text:span></text:p>
      <text:list xml:id="list420165220" text:style-name="L2">
        <text:list-item>
          <text:p text:style-name="P7">la palabra en sí</text:p>
        </text:list-item>
        <text:list-item>
          <text:p text:style-name="P8"><text:span text:style-name="T46">la raíz de la palabra, usando un </text:span><text:span text:style-name="T8">stemmer</text:span><text:span text:style-name="T23"> de NLTK llamado SnowballStemmer</text:span></text:p>
        </text:list-item>
        <text:list-item>
          <text:p text:style-name="P7">la forma de la palabra, que llama a una función auxiliar <text:span text:style-name="T9">word_shape</text:span><text:span text:style-name="T24">, que consiste en una lista de expresiones regulares para determinar la forma de la palabra: number, punct, capitalized, allcaps, alllower, camelcase, mixedcase, wildcard, dot-end, abbreviation, hyphenated u other.</text:span></text:p>
        </text:list-item>
        <text:list-item>
          <text:p text:style-name="P9"><text:span text:style-name="T47">La etiqueta morfológica asociada a esta palabra</text:span></text:p>
        </text:list-item>
        <text:list-item>
          <text:p text:style-name="P11">la palabra anterior a ésta</text:p>
        </text:list-item>
        <text:list-item>
          <text:p text:style-name="P11">la raíz de la palabra anterior</text:p>
        </text:list-item>
        <text:list-item>
          <text:p text:style-name="P11">la forma de la palabra anterior</text:p>
        </text:list-item>
        <text:list-item>
          <text:p text:style-name="P10"><text:span text:style-name="T48">la etiqueta morfológica asociada a la palabra anterior</text:span></text:p>
        </text:list-item>
        <text:list-item>
          <text:p text:style-name="P11">la palabra anterior a la anterior</text:p>
        </text:list-item>
        <text:list-item>
          <text:p text:style-name="P11"><text:s/>la raíz de la palabra anterior a la anterior</text:p>
        </text:list-item>
        <text:list-item>
          <text:p text:style-name="P11"><text:s/>la forma de la palabra anterior a la anterior</text:p>
        </text:list-item>
        <text:list-item>
          <text:p text:style-name="P8"><text:s/><text:span text:style-name="T48">la etiqueta morfológica de la palabra anterior a la anterior</text:span></text:p>
        </text:list-item>
        <text:list-item>
          <text:p text:style-name="P12"><text:s/>la etiqueta IOB de la palabra anterior</text:p>
        </text:list-item>
        <text:list-item>
          <text:p text:style-name="P8"><text:s/><text:span text:style-name="T49">la etiqueta IOB de la palabra anterior a la anterior</text:span></text:p>
        </text:list-item>
        <text:list-item>
          <text:p text:style-name="P8"><text:s/><text:span text:style-name="T49">la palabra siguiente a ésta</text:span></text:p>
        </text:list-item>
        <text:list-item>
          <text:p text:style-name="P8"><text:soft-page-break/><text:s/><text:span text:style-name="T49">la raíz de la palabra siguiente</text:span></text:p>
        </text:list-item>
        <text:list-item>
          <text:p text:style-name="P8"><text:s/><text:span text:style-name="T49">la forma de la palabra siguiente</text:span></text:p>
        </text:list-item>
        <text:list-item>
          <text:p text:style-name="P8"><text:s/><text:span text:style-name="T49">la etiqueta morfológica de la palabra siguiente</text:span></text:p>
        </text:list-item>
        <text:list-item>
          <text:p text:style-name="P8"><text:s/><text:span text:style-name="T49">la palabra siguiente a la siguiente</text:span></text:p>
        </text:list-item>
        <text:list-item>
          <text:p text:style-name="P8"><text:s/><text:span text:style-name="T49">la raíz de la palabra siguiente a la siguiente</text:span></text:p>
        </text:list-item>
        <text:list-item>
          <text:p text:style-name="P8"><text:s/><text:span text:style-name="T49">la forma de la palabra siguiente a la siguiente</text:span></text:p>
        </text:list-item>
        <text:list-item>
          <text:p text:style-name="P8"><text:span text:style-name="T23"><text:s/></text:span><text:span text:style-name="T25">la etiqueta morfológica de la palabra siguiente a la siguiente</text:span></text:p>
        </text:list-item>
      </text:list>
      <text:p text:style-name="P2"/>
      <text:p text:style-name="P2"/>
      <text:p text:style-name="P2"><text:span text:style-name="T54">Algunos p</text:span>roblemas encontrados <text:span text:style-name="T54">mientras hacía estos programas</text:span>:</text:p>
      <text:p text:style-name="P2">- <text:span text:style-name="T57">Familiarizarme con </text:span>la biblioteca NLTK, <text:span text:style-name="T50">ya que nunca la había utilizado</text:span></text:p>
      <text:p text:style-name="P2">- <text:span text:style-name="T50">Mi conjunto de textos está en inglés pero </text:span>NLTK no dispone de ningún corpus para entrenar NER en inglés, de modo que <text:span text:style-name="T55">tuve que </text:span>buscar un corpus ajeno, y hacer compatible sus etiquetas con el formato que NLTK utiliza <text:span text:style-name="T58">(ambos utilizan etiquetas IOB, pero uno utiliza tuplas mientras que el otro usa árboles)</text:span></text:p>
      <text:p text:style-name="P2">- descargar el modelo matemático megam <text:span text:style-name="T50">y configurar python para que NLTK pueda utilizarlo.</text:span></text:p>
      <text:p text:style-name="P2">- crear una feature function con los features adecuados, utilizando expresiones regulares para reconocer la “forma” de las palabras analizadas</text:p>
      <text:p text:style-name="P2">- Debido a que el algoritmo necesita unas 2 horas para entrenarse, se utilizó la librería pickle para guardar el objeto y no perder el tiempo cada vez que se necesite ejecutar el algoritmo</text:p>
      <text:p text:style-name="P2">- NLTK utiliza una estructura de datos tipo árbol para etiquetar los datos. Para <text:span text:style-name="T56">recuperar los </text:span>grupos de palabras y su<text:span text:style-name="T56">s</text:span> etiqueta<text:span text:style-name="T56">s e introducirlas en un dataframe de pandas</text:span> es necesario recorrer todo el árbol. Aunque son árboles de como mucho profundidad 2, <text:span text:style-name="T56">actualizar el dataframe con cada recursión tardaba demasiado tiempo, con lo que al final tuve que ir guardando el resultado de cada recursión en una lista y después guardar cada miembro de la lista en el dataframe. Descubrir la forma de “traducir” los árboles de NLTK a algo que el dataframe pudiera entender también tuvo su misterio.</text:span></text:p>
      <text:p text:style-name="P2">- los archivos HTML de los fanfics, además de contener el texto, también contienen notas del autor, prefacios, resúmenes y metadatos sobre la historia, el autor y el sitio <text:soft-page-break/>web que no me interesan para este trabajo, por lo que <text:span text:style-name="T60">muchas funciones</text:span> en POS_tagger <text:span text:style-name="T60">se dedican a </text:span>eliminarlo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8:02:11.314906577</meta:creation-date>
    <dc:date>2020-05-20T19:56:40.064475984</dc:date>
    <meta:editing-duration>PT1H30M51S</meta:editing-duration>
    <meta:editing-cycles>72</meta:editing-cycles>
    <meta:generator>LibreOffice/6.0.7.3$Linux_X86_64 LibreOffice_project/00m0$Build-3</meta:generator>
    <meta:document-statistic meta:table-count="0" meta:image-count="0" meta:object-count="0" meta:page-count="5" meta:paragraph-count="46" meta:word-count="1310" meta:character-count="7914" meta:non-whitespace-character-count="6662"/>
  </office:meta>
</office:document-meta>
</file>